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50b0" officeooo:paragraph-rsid="001c50b0"/>
    </style:style>
    <style:style style:name="P2" style:family="paragraph" style:parent-style-name="Standard">
      <style:text-properties officeooo:rsid="001ce7ab" officeooo:paragraph-rsid="001ce7ab"/>
    </style:style>
    <style:style style:name="P3" style:family="paragraph" style:parent-style-name="Standard">
      <style:text-properties officeooo:rsid="001d3378" officeooo:paragraph-rsid="001d3378"/>
    </style:style>
    <style:style style:name="P4" style:family="paragraph" style:parent-style-name="Standard">
      <style:text-properties fo:font-size="12pt" style:text-underline-style="none" fo:font-weight="normal" officeooo:rsid="001e51fd" officeooo:paragraph-rsid="001e51f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e51fd" officeooo:paragraph-rsid="001e51f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ffac" officeooo:paragraph-rsid="002070c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11147" officeooo:paragraph-rsid="0021114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21604" officeooo:paragraph-rsid="0022160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bold" officeooo:rsid="001e51fd" officeooo:paragraph-rsid="001e51f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23264d"/>
    </style:style>
    <style:style style:name="T1" style:family="text">
      <style:text-properties officeooo:rsid="001ce7ab"/>
    </style:style>
    <style:style style:name="T2" style:family="text">
      <style:text-properties officeooo:rsid="001e51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1604" style:font-weight-asian="bold" style:font-weight-complex="bold"/>
    </style:style>
    <style:style style:name="T5" style:family="text">
      <style:text-properties fo:font-weight="bold" officeooo:rsid="00251a30" style:font-weight-asian="bold" style:font-weight-complex="bold"/>
    </style:style>
    <style:style style:name="T6" style:family="text">
      <style:text-properties fo:font-weight="bold" officeooo:rsid="002070cc" style:font-weight-asian="bold" style:font-weight-complex="bold"/>
    </style:style>
    <style:style style:name="T7" style:family="text">
      <style:text-properties fo:font-weight="bold" officeooo:rsid="00257d5f" style:font-weight-asian="bold" style:font-weight-complex="bold"/>
    </style:style>
    <style:style style:name="T8" style:family="text">
      <style:text-properties fo:font-size="15pt" style:text-underline-style="solid" style:text-underline-width="auto" style:text-underline-color="font-color" officeooo:rsid="001e51fd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officeooo:rsid="00211147" style:font-size-asian="15pt" style:font-size-complex="15pt"/>
    </style:style>
    <style:style style:name="T10" style:family="text">
      <style:text-properties officeooo:rsid="002070cc"/>
    </style:style>
    <style:style style:name="T11" style:family="text">
      <style:text-properties officeooo:rsid="00221604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fo:letter-spacing="normal" officeooo:rsid="0023264d"/>
    </style:style>
    <style:style style:name="T14" style:family="text">
      <style:text-properties fo:font-variant="normal" fo:text-transform="none" fo:color="#222222" fo:letter-spacing="normal" officeooo:rsid="00251a30"/>
    </style:style>
    <style:style style:name="T15" style:family="text">
      <style:text-properties fo:font-variant="normal" fo:text-transform="none" fo:color="#222222" fo:letter-spacing="normal" fo:font-weight="bold" officeooo:rsid="0023264d" style:font-weight-asian="bold" style:font-weight-complex="bold"/>
    </style:style>
    <style:style style:name="T16" style:family="text">
      <style:text-properties fo:font-variant="normal" fo:text-transform="none" fo:color="#222222" fo:letter-spacing="normal" fo:font-weight="bold" officeooo:rsid="00251a30" style:font-weight-asian="bold" style:font-weight-complex="bold"/>
    </style:style>
    <style:style style:name="T17" style:family="text">
      <style:text-properties fo:font-variant="normal" fo:text-transform="none" fo:color="#222222" fo:letter-spacing="normal" fo:font-weight="bold" officeooo:rsid="00257d5f" style:font-weight-asian="bold" style:font-weight-complex="bold"/>
    </style:style>
    <style:style style:name="T18" style:family="text">
      <style:text-properties fo:font-variant="normal" fo:text-transform="none" fo:color="#222222" fo:letter-spacing="normal" officeooo:rsid="00257d5f"/>
    </style:style>
    <style:style style:name="T19" style:family="text">
      <style:text-properties fo:font-variant="normal" fo:text-transform="none" fo:color="#222222" fo:font-size="18pt" fo:letter-spacing="normal" fo:font-weight="bold" officeooo:rsid="00246f5e" style:font-size-asian="15.75pt" style:font-weight-asian="bold" style:font-size-complex="18pt" style:font-weight-complex="bold"/>
    </style:style>
    <style:style style:name="T20" style:family="text">
      <style:text-properties fo:font-variant="normal" fo:text-transform="none" fo:color="#222222" fo:font-size="18pt" fo:letter-spacing="normal" fo:font-style="italic" fo:font-weight="bold" officeooo:rsid="00246f5e" style:font-size-asian="15.75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2pt" style:text-underline-style="none" fo:font-weight="normal" officeooo:rsid="00221604" style:font-size-asian="10.5pt" style:font-weight-asian="normal" style:font-size-complex="12pt" style:font-weight-complex="normal"/>
    </style:style>
    <style:style style:name="T22" style:family="text">
      <style:text-properties officeooo:rsid="00251a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2 rue de la <text:span text:style-name="T1">boisson<text:tab/></text:span><text:tab/><text:tab/><text:tab/><text:tab/><text:tab/><text:tab/><text:span text:style-name="T1">QueDuc Corp</text:span></text:p>
      <text:p text:style-name="P3">54000 Pongwy</text:p>
      <text:p text:style-name="P3"/>
      <text:p text:style-name="P1"><text:a xlink:type="simple" xlink:href="mailto:julius.kro@orval.fr" text:style-name="Internet_20_link" text:visited-style-name="Visited_20_Internet_20_Link">julius.</text:a><text:a xlink:type="simple" xlink:href="mailto:julius.kro@orval.fr" text:style-name="Internet_20_link" text:visited-style-name="Visited_20_Internet_20_Link"><text:span text:style-name="T1">kro@orval.fr</text:span></text:a><text:span text:style-name="T1"><text:tab/><text:tab/><text:tab/><text:tab/><text:tab/><text:tab/><text:tab/>A l’intention de M.Binouze</text:span></text:p>
      <text:p text:style-name="P1"/>
      <text:p text:style-name="P2">06 42 62 62 62<text:tab/><text:tab/><text:tab/><text:tab/><text:tab/><text:tab/><text:tab/>24 rue de la friture</text:p>
      <text:p text:style-name="P2"><text:tab/><text:tab/><text:tab/><text:tab/><text:tab/><text:tab/><text:tab/><text:tab/><text:tab/>42390 VILLARS</text:p>
      <text:p text:style-name="P2"/>
      <text:p text:style-name="P2">Le 24/04/2042<text:tab/> à <text:span text:style-name="T2">Pongwy</text:span></text:p>
      <text:p text:style-name="P2"/>
      <text:p text:style-name="P2"><text:tab/><text:tab/><text:tab/><text:tab/><text:tab/><text:span text:style-name="T8">Le bieroduc </text:span><text:span text:style-name="T9">à la Maison</text:span></text:p>
      <text:p text:style-name="P2"><text:span text:style-name="T8"/></text:p>
      <text:p text:style-name="P4">Cher client,</text:p>
      <text:p text:style-name="P4"/>
      <text:p text:style-name="P9">Vous avez toujours rêvé de ne plus avoir <text:span text:style-name="T22">à</text:span> vous déplacer pour avoir un approvisionnement de bière infini ?</text:p>
      <text:p text:style-name="P5">Et bien le raccordement à notre bieroduc est fais pour vous ! Il permet un approvisionnement 24 heure<text:span text:style-name="T22">s</text:span> sur 24, 7 jour<text:span text:style-name="T22">s</text:span> sur 7 de votre bière favorite et à la température parfaite !</text:p>
      <text:p text:style-name="P5"/>
      <text:p text:style-name="P6">Grâce à ce nouveau système de distribution inventé par nos meilleurs ingénieurs, <text:span text:style-name="T10">vous pourrez à tout moment de la journée et en toute circonstance vous hydrater de la meilleur boisson qui ai été inventé. Vous </text:span><text:span text:style-name="T6">gagnerez un temps fou</text:span><text:span text:style-name="T10"> en n’ayant pu à aller acheter votre bière ou bien à décapsuler votre bière !</text:span></text:p>
      <text:p text:style-name="P6"/>
      <text:p text:style-name="P6"><text:span text:style-name="T10">De plus, notre système est écologique et depuis son installation en Belgique l’émission de gaz d’échappement a été divisé par deux ! Alors aider nous à faire de même en France, pour vous et pour notre planète, choisir le </text:span><text:span text:style-name="T6">bieroduc</text:span><text:span text:style-name="T10"> est l’évidence !</text:span></text:p>
      <text:p text:style-name="P6"/>
      <text:p text:style-name="P7">Ce produit est déjà utilisé par tous les bars de France et maintenant notre campagne d’installation chez les particuliers est lancé.</text:p>
      <text:p text:style-name="P7"/>
      <text:p text:style-name="P7">Témoignage d’un <text:span text:style-name="T11">utilisateur</text:span> : <text:span text:style-name="T3">« </text:span><text:span text:style-name="T4">Depuis que je suis raccordé</text:span><text:span text:style-name="T5">,</text:span><text:span text:style-name="T4"> j’ai fai</text:span><text:span text:style-name="T7">t</text:span><text:span text:style-name="T4"> des économies d’essence et enfin, je ne tombe jamais à cours »</text:span></text:p>
      <text:p text:style-name="P8">Témoignage d’un second utilisateur : <text:span text:style-name="T3">« Grâce au Bieroduc, c’est la cuite assuré, et ce, sans même me déplacer ! »</text:span></text:p>
      <text:p text:style-name="P8"><text:span text:style-name="T3"/></text:p>
      <text:p text:style-name="P10"><text:span text:style-name="T21">Et ce raccordement est disponible pour seulement 150 </text:span><text:span text:style-name="T12">€ </text:span><text:span text:style-name="T18">de frais </text:span><text:span text:style-name="T13">d’installation puis 20 € par mois ! Et si vous êtes parmis nos </text:span><text:span text:style-name="T15">200 premiers adhérent</text:span><text:span text:style-name="T13"> français vous profiterez de </text:span><text:span text:style-name="T15">50 % de réduction pendant </text:span><text:span text:style-name="T16">un an</text:span><text:span text:style-name="T15"> </text:span><text:span text:style-name="T17">et les frais d’installation offert </text:span><text:span text:style-name="T15">!</text:span></text:p>
      <text:p text:style-name="P10"><text:span text:style-name="T13"/></text:p>
      <text:p text:style-name="P10"><text:span text:style-name="T13"><text:s/>Veuillez recevoir, l’assurance de ma considération distinguée.</text:span></text:p>
      <text:p text:style-name="P10"><text:span text:style-name="T13"/></text:p>
      <text:p text:style-name="P10"><text:span text:style-name="T13"/></text:p>
      <text:p text:style-name="P10"><text:span text:style-name="T13"><text:tab/><text:tab/><text:tab/><text:tab/><text:tab/><text:tab/><text:tab/><text:tab/><text:tab/><text:tab/>Directeur commerci</text:span><text:span text:style-name="T18">al</text:span></text:p>
      <text:p text:style-name="P10"><text:span text:style-name="T13"><text:tab/><text:tab/><text:tab/><text:tab/><text:tab/><text:tab/><text:tab/><text:tab/><text:tab/><text:tab/><text:tab/></text:span><text:span text:style-name="T20">Julius K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8:45:08.808202397</meta:creation-date>
    <dc:date>2020-04-12T12:15:00.942853978</dc:date>
    <meta:editing-duration>PT4M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308" meta:character-count="1803" meta:non-whitespace-character-count="1459"/>
  </office:meta>
</office:document-meta>
</file>